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zabad területek: 30k, 35k, 15k, 25k, 75k, 45k</text:p>
          </table:table-cell>
          <table:covered-table-cell/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Foglalási igények: 39k, 40k, 33k, 20k, 21k</text:p>
          </table:table-cell>
          <table:covered-table-cell/>
          <table:covered-table-cell table:style-name="Default"/>
          <table:covered-table-cell/>
          <table:table-cell/>
          <table:table-cell table:style-name="ce5" office:value-type="string" calcext:value-type="string" table:number-columns-spanned="3" table:number-rows-spanned="1">
            <text:p>first fit, next fit, best fit, worst fi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4]-SUM([.C4:.C7]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75" calcext:value-type="float">
            <text:p>7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8]-SUM([.C8:.C11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12]-SUM([.C12:.C15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15" calcext:value-type="float">
            <text:p>1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16]-SUM([.C16:.C19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35" calcext:value-type="float">
            <text:p>35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20]-SUM([.C20:.C23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x. meret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szabad terület:</text:p>
          </table:table-cell>
          <table:table-cell table:formula="of:=[.B24]-SUM([.C24:.C27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08:19:24.867493504</meta:creation-date>
    <dc:date>2022-04-27T08:29:02.484164234</dc:date>
    <meta:editing-duration>PT9M38S</meta:editing-duration>
    <meta:editing-cycles>1</meta:editing-cycles>
    <meta:generator>LibreOffice/7.2.6.2$Linux_X86_64 LibreOffice_project/20$Build-2</meta:generator>
    <meta:document-statistic meta:table-count="1" meta:cell-count="27" meta:object-count="0"/>
  </office:meta>
</office:document-meta>
</file>